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F9000009873D54F7BAA1E40C46.png" manifest:media-type="image/png"/>
  <manifest:file-entry manifest:full-path="Pictures/1000000100000119000002115BB3F1CEAB9A60DC.png" manifest:media-type="image/png"/>
  <manifest:file-entry manifest:full-path="Pictures/100559FA00001CFE000036B0722DF6BB58491A59.svg" manifest:media-type="image/svg+xml"/>
  <manifest:file-entry manifest:full-path="Pictures/100000010000011A0000021237AA50D309EB1511.png" manifest:media-type="image/png"/>
  <manifest:file-entry manifest:full-path="Pictures/1004CB2000001D19000036CACEE6BF2716904DE8.svg" manifest:media-type="image/svg+xml"/>
  <manifest:file-entry manifest:full-path="Pictures/100000010000011A0000021237F0F2BBD0E83574.png" manifest:media-type="image/png"/>
  <manifest:file-entry manifest:full-path="Pictures/1003D20B00001D19000036CAB3D9E538CE533BB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lede1" text:anchor-type="char" svg:x="0.034cm" svg:y="0.083cm" svg:width="7.449cm" svg:height="14.026cm" draw:z-index="0"><draw:image xlink:href="Pictures/1003D20B00001D19000036CAB3D9E538CE533BBD.svg" xlink:type="simple" xlink:show="embed" xlink:actuate="onLoad" draw:mime-type="image/svg+xml"/><draw:image xlink:href="Pictures/100000010000011A0000021237F0F2BBD0E83574.png" xlink:type="simple" xlink:show="embed" xlink:actuate="onLoad" draw:mime-type="image/png"/></draw:frame></text:p>
      <text:p text:style-name="Standard"/>
      <text:p text:style-name="P1"><text:line-break/><draw:frame draw:style-name="fr1" draw:name="Billede2" text:anchor-type="char" svg:x="0.034cm" svg:y="0.155cm" svg:width="7.449cm" svg:height="14.026cm" draw:z-index="1"><draw:image xlink:href="Pictures/1004CB2000001D19000036CACEE6BF2716904DE8.svg" xlink:type="simple" xlink:show="embed" xlink:actuate="onLoad" draw:mime-type="image/svg+xml"/><draw:image xlink:href="Pictures/100000010000011A0000021237AA50D309EB1511.png" xlink:type="simple" xlink:show="embed" xlink:actuate="onLoad" draw:mime-type="image/png"/></draw:frame></text:p>
      <text:p text:style-name="P1"><draw:frame draw:style-name="fr1" draw:name="Billede3" text:anchor-type="char" svg:x="0.127cm" svg:y="0.093cm" svg:width="7.422cm" svg:height="14cm" draw:z-index="2"><draw:image xlink:href="Pictures/100559FA00001CFE000036B0722DF6BB58491A59.svg" xlink:type="simple" xlink:show="embed" xlink:actuate="onLoad" draw:mime-type="image/svg+xml"/><draw:image xlink:href="Pictures/1000000100000119000002115BB3F1CEAB9A60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Billede4" text:anchor-type="char" svg:x="0.804cm" svg:y="0.187cm" svg:width="25.647cm" svg:height="18.831cm" draw:z-index="3"><draw:image xlink:href="Pictures/1000000100000CF9000009873D54F7BAA1E40C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499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8:29:33.342471010</meta:creation-date>
    <dc:date>2023-10-10T20:51:57.580706224</dc:date>
    <meta:editing-duration>PT14M31S</meta:editing-duration>
    <meta:editing-cycles>3</meta:editing-cycles>
    <meta:generator>LibreOffice/7.3.7.2$Linux_X86_64 LibreOffice_project/30$Build-2</meta:generator>
    <meta:print-date>2023-10-10T08:33:57.257422939</meta:print-date>
    <meta:document-statistic meta:table-count="0" meta:image-count="4" meta:object-count="0" meta:page-count="2" meta:paragraph-count="1" meta:word-count="0" meta:character-count="1" meta:non-whitespace-character-count="0"/>
  </office:meta>
</office:document-meta>
</file>